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#include &lt;LiquidCrystal.h&gt;</text:p>
      <text:p text:style-name="Normal">// initialize the library with the numbers of the interface pins</text:p>
      <text:p text:style-name="Normal">// LiquidCrystal lcd(7, 8, 9, 10, 11, 12);</text:p>
      <text:p text:style-name="Normal">LiquidCrystal lcd(A0, A1, A2, A3, A4, A5);</text:p>
      <text:p text:style-name="Normal">bool doInitilizeLCD = true;</text:p>
      <text:p text:style-name="Normal"/>
      <text:p text:style-name="Normal"/>
      <text:p text:style-name="Normal">#include &lt;Keypad.h&gt;</text:p>
      <text:p text:style-name="Normal">#include &lt;NewPing.h&gt; //ultrasonic sensor</text:p>
      <text:p text:style-name="Normal">NewPing sonar(22, 24, 20);</text:p>
      <text:p text:style-name="Normal"/>
      <text:p text:style-name="Normal">const byte ROWS = 4; //four rows</text:p>
      <text:p text:style-name="Normal">const byte COLS = 4; //four columns</text:p>
      <text:p text:style-name="Normal">//define the cymbols on the buttons of the keypads</text:p>
      <text:p text:style-name="Normal">char hexaKeys[ROWS][COLS] = {</text:p>
      <text:p text:style-name="Normal"><text:s text:c="2"/>{'1', '2', '3', 'A'},</text:p>
      <text:p text:style-name="Normal"><text:s text:c="2"/>{'4', '5', '6', 'B'},</text:p>
      <text:p text:style-name="Normal"><text:s text:c="2"/>{'7', '8', '9', 'C'},</text:p>
      <text:p text:style-name="Normal"><text:s text:c="2"/>{'*', '0', '#', 'D'}</text:p>
      <text:p text:style-name="Normal">};</text:p>
      <text:p text:style-name="Normal">byte rowPins[ROWS] = {9, 8, 7, 6}; //connect to the row pinouts of the keypad</text:p>
      <text:p text:style-name="Normal">byte colPins[COLS] = {5, 4, 3, 2}; //connect to the column pinouts of the keypad</text:p>
      <text:p text:style-name="Normal"/>
      <text:p text:style-name="Normal">//initialize an instance of class NewKeypad</text:p>
      <text:p text:style-name="Normal">Keypad customKeypad = Keypad( makeKeymap(hexaKeys), rowPins, colPins, ROWS, COLS);</text:p>
      <text:p text:style-name="Normal"/>
      <text:p text:style-name="Normal">//Transforms the 2d key array into a key map that the library understands.</text:p>
      <text:p text:style-name="Normal">char customKey;</text:p>
      <text:p text:style-name="Normal">char accessCode[] = "1111";</text:p>
      <text:p text:style-name="Normal">char keyPadInput[] = "zzzz";</text:p>
      <text:p text:style-name="Normal">unsigned char inputCounter = 0;</text:p>
      <text:soft-page-break/>
      <text:p text:style-name="Normal">unsigned char inputMaxCount = 4;</text:p>
      <text:p text:style-name="Normal">// --KEY PAD END ------------------------------------------------------</text:p>
      <text:p text:style-name="Normal"/>
      <text:p text:style-name="Normal">int ledPin = 11; <text:s/>// LED on Pin 11, lights up when PIR is active</text:p>
      <text:p text:style-name="Normal">int powerledPin = 13; // LED on Pin 13, indicates power on, always HIGH</text:p>
      <text:p text:style-name="Normal"/>
      <text:p text:style-name="Normal">int pirPin = 10; // Input for motion sensor</text:p>
      <text:p text:style-name="Normal">int pirValue; // Place to store read PIR Value</text:p>
      <text:p text:style-name="Normal">int resval = 0;</text:p>
      <text:p text:style-name="Normal">int respin = A8;//water sensor</text:p>
      <text:p text:style-name="Normal"/>
      <text:p text:style-name="Normal">// --Active Buzzer START ----------------------------------------------</text:p>
      <text:p text:style-name="Normal">int buzzer = 12;//the pin of the active buzzer</text:p>
      <text:p text:style-name="Normal">boolean shouldBeAlerting = false;</text:p>
      <text:p text:style-name="Normal">// --Active Buzzer END ------------------------------------------------------</text:p>
      <text:p text:style-name="Normal"/>
      <text:p text:style-name="Normal">enum ArmedStates {ARMED, DISARMED};</text:p>
      <text:p text:style-name="Normal">ArmedStates armedState = DISARMED;</text:p>
      <text:p text:style-name="Normal">short armedTimerInterval = 5;</text:p>
      <text:p text:style-name="Normal">unsigned long armedTimer = millis();</text:p>
      <text:p text:style-name="Normal"/>
      <text:p text:style-name="Normal">bool debug = false;</text:p>
      <text:p text:style-name="Normal"/>
      <text:p text:style-name="Normal">void setup() {</text:p>
      <text:p text:style-name="Normal"><text:s text:c="2"/>Serial.begin(9600);</text:p>
      <text:p text:style-name="Normal"><text:s text:c="2"/>while (!Serial); // wait for Serial to connect</text:p>
      <text:p text:style-name="Normal"><text:s text:c="2"/>Serial.println("ready");</text:p>
      <text:p text:style-name="Normal"/>
      <text:p text:style-name="Normal"><text:s text:c="2"/>pinMode(buzzer, OUTPUT); // set up pin as output</text:p>
      <text:p text:style-name="Normal"/>
      <text:p text:style-name="Normal"><text:s text:c="2"/>pinMode(ledPin, OUTPUT); // set up pin as output</text:p>
      <text:p text:style-name="Normal"/>
      <text:p text:style-name="Normal"><text:s text:c="2"/>pinMode(powerledPin, OUTPUT); // set pin as output</text:p>
      <text:p text:style-name="Normal"/>
      <text:p text:style-name="Normal"><text:s text:c="2"/>pinMode(pirPin, INPUT); // set pin as input</text:p>
      <text:p text:style-name="Normal"/>
      <text:p text:style-name="Normal"><text:s text:c="2"/>lcd.begin(16, 2); // set up and register the LCD</text:p>
      <text:p text:style-name="Normal"/>
      <text:p text:style-name="Normal">}</text:p>
      <text:p text:style-name="Normal"/>
      <text:p text:style-name="Normal">void loop() {</text:p>
      <text:p text:style-name="Normal"><text:s text:c="2"/>digitalWrite(powerledPin, HIGH);</text:p>
      <text:p text:style-name="Normal"/>
      <text:p text:style-name="Normal"><text:s text:c="2"/>initilizeLCD();</text:p>
      <text:p text:style-name="Normal"/>
      <text:p text:style-name="Normal"><text:s text:c="2"/>handleKeyPadInput();</text:p>
      <text:p text:style-name="Normal"/>
      <text:p text:style-name="Normal"><text:s text:c="2"/>handlePIR();</text:p>
      <text:p text:style-name="Normal"/>
      <text:p text:style-name="Normal"><text:s text:c="2"/>alert();</text:p>
      <text:p text:style-name="Normal"/>
      <text:p text:style-name="Normal"><text:s text:c="2"/>handleBuzz1();</text:p>
      <text:p text:style-name="Normal"><text:s text:c="2"/>handleBuzz2();</text:p>
      <text:p text:style-name="Normal"><text:s text:c="2"/>LED_PROCESSINGG();</text:p>
      <text:p text:style-name="Normal"/>
      <text:p text:style-name="Normal">}</text:p>
      <text:p text:style-name="Normal"/>
      <text:p text:style-name="Normal">const char* getStateString(enum ArmedStates armedState) {</text:p>
      <text:p text:style-name="Normal"><text:s text:c="2"/>switch (armedState)</text:p>
      <text:p text:style-name="Normal"><text:s text:c="2"/>{</text:p>
      <text:p text:style-name="Normal"><text:s text:c="4"/>case ARMED: return "ARMED";</text:p>
      <text:p text:style-name="Normal"><text:s text:c="4"/>case DISARMED: return "DISARMED";</text:p>
      <text:soft-page-break/>
      <text:p text:style-name="Normal"><text:s text:c="2"/>}</text:p>
      <text:p text:style-name="Normal">}</text:p>
      <text:p text:style-name="Normal"/>
      <text:p text:style-name="Normal">//</text:p>
      <text:p text:style-name="Normal">void initilizeLCD() {</text:p>
      <text:p text:style-name="Normal"><text:s text:c="2"/>if (doInitilizeLCD) {</text:p>
      <text:p text:style-name="Normal"/>
      <text:p text:style-name="Normal"><text:s text:c="4"/>doInitilizeLCD = false;</text:p>
      <text:p text:style-name="Normal"><text:s text:c="4"/>lcd.clear();</text:p>
      <text:p text:style-name="Normal"><text:s text:c="4"/>String a = getStateString(armedState);</text:p>
      <text:p text:style-name="Normal"/>
      <text:p text:style-name="Normal"><text:s text:c="4"/>if (debug) {</text:p>
      <text:p text:style-name="Normal"><text:s text:c="6"/>Serial.println("armedState: " + a);</text:p>
      <text:p text:style-name="Normal"><text:s text:c="4"/>}</text:p>
      <text:p text:style-name="Normal"/>
      <text:p text:style-name="Normal"><text:s text:c="4"/>lcd.setCursor(0, 0);</text:p>
      <text:p text:style-name="Normal"><text:s text:c="4"/>lcd.print(a);</text:p>
      <text:p text:style-name="Normal"><text:s text:c="4"/>lcd.setCursor(0, 1);</text:p>
      <text:p text:style-name="Normal"><text:s text:c="4"/>lcd.print("PRESS * to ARM.");</text:p>
      <text:p text:style-name="Normal"><text:s text:c="2"/>}</text:p>
      <text:p text:style-name="Normal">}</text:p>
      <text:p text:style-name="Normal"/>
      <text:p text:style-name="Normal">void handleLCD(bool shouldClearLCD) {</text:p>
      <text:p text:style-name="Normal"><text:s text:c="2"/>if (shouldClearLCD) {</text:p>
      <text:p text:style-name="Normal"><text:s text:c="4"/>lcd.clear();</text:p>
      <text:p text:style-name="Normal"><text:s text:c="2"/>}</text:p>
      <text:p text:style-name="Normal"/>
      <text:p text:style-name="Normal"><text:s text:c="2"/>String a = getStateString(armedState);</text:p>
      <text:p text:style-name="Normal"/>
      <text:p text:style-name="Normal"><text:s text:c="2"/>if (debug) {</text:p>
      <text:p text:style-name="Normal"><text:s text:c="4"/>Serial.println("armedState: " + a);</text:p>
      <text:soft-page-break/>
      <text:p text:style-name="Normal"><text:s text:c="2"/>}</text:p>
      <text:p text:style-name="Normal"/>
      <text:p text:style-name="Normal"><text:s text:c="2"/>lcd.setCursor(0, 0);</text:p>
      <text:p text:style-name="Normal"><text:s text:c="2"/>lcd.print(a);</text:p>
      <text:p text:style-name="Normal"><text:s text:c="2"/>lcd.setCursor(0, 1);</text:p>
      <text:p text:style-name="Normal"/>
      <text:p text:style-name="Normal"/>
      <text:p text:style-name="Normal"><text:s text:c="2"/>lcd.print("DISARM KEY:");</text:p>
      <text:p text:style-name="Normal"><text:s text:c="2"/>uint8_t cursorStart = 11;</text:p>
      <text:p text:style-name="Normal"><text:s text:c="2"/>lcd.setCursor(cursorStart, 1);</text:p>
      <text:p text:style-name="Normal"><text:s text:c="2"/>lcd.cursor();</text:p>
      <text:p text:style-name="Normal"/>
      <text:p text:style-name="Normal"><text:s text:c="2"/>// overwrites the LCD screen positions with blank space or keypad input</text:p>
      <text:p text:style-name="Normal"><text:s text:c="2"/>for (int i = 0; i &lt; 4; i++) {</text:p>
      <text:p text:style-name="Normal"><text:s text:c="4"/>if (keyPadInput[i] == 'z') {</text:p>
      <text:p text:style-name="Normal"><text:s text:c="6"/>lcd.setCursor(cursorStart + i, 1);</text:p>
      <text:p text:style-name="Normal"><text:s text:c="6"/>lcd.print(" ");</text:p>
      <text:p text:style-name="Normal"><text:s text:c="4"/>} else {</text:p>
      <text:p text:style-name="Normal"><text:s text:c="6"/>lcd.setCursor(cursorStart + i, 1);</text:p>
      <text:p text:style-name="Normal"><text:s text:c="6"/>lcd.print(keyPadInput[i]);</text:p>
      <text:p text:style-name="Normal"><text:s text:c="4"/>}</text:p>
      <text:p text:style-name="Normal"><text:s text:c="2"/>}</text:p>
      <text:p text:style-name="Normal">}</text:p>
      <text:p text:style-name="Normal"/>
      <text:p text:style-name="Normal">void handleKeyPadInput() {</text:p>
      <text:p text:style-name="Normal"><text:s text:c="2"/>customKey = customKeypad.getKey();</text:p>
      <text:p text:style-name="Normal"><text:s text:c="2"/>if (customKey) {</text:p>
      <text:p text:style-name="Normal"><text:s text:c="5"/>digitalWrite(buzzer, HIGH);</text:p>
      <text:p text:style-name="Normal"><text:s text:c="6"/>delay(1);//wait for 1ms</text:p>
      <text:p text:style-name="Normal"><text:s text:c="6"/>digitalWrite(buzzer, LOW);</text:p>
      <text:p text:style-name="Normal"><text:s text:c="6"/>delay(1);</text:p>
      <text:p text:style-name="Normal"/>
      <text:p text:style-name="Normal"><text:s text:c="4"/>Serial.print("customKey: ");</text:p>
      <text:p text:style-name="Normal"><text:s text:c="4"/>Serial.println(customKey);</text:p>
      <text:p text:style-name="Normal"/>
      <text:p text:style-name="Normal"><text:s text:c="4"/>if (armedState == DISARMED ) {</text:p>
      <text:p text:style-name="Normal"><text:s text:c="6"/>if (customKey == '*') {</text:p>
      <text:p text:style-name="Normal"><text:s text:c="9"/>debug = true;</text:p>
      <text:p text:style-name="Normal"><text:s text:c="9"/>lcd.clear();</text:p>
      <text:p text:style-name="Normal"><text:s text:c="9"/>lcd.setCursor(0,0);</text:p>
      <text:p text:style-name="Normal"><text:s text:c="9"/>lcd.println("active in ");</text:p>
      <text:p text:style-name="Normal"><text:s text:c="9"/>lcd.setCursor(0,1);</text:p>
      <text:p text:style-name="Normal"><text:s text:c="9"/>lcd.println("15 seconds");</text:p>
      <text:p text:style-name="Normal"><text:s text:c="9"/></text:p>
      <text:p text:style-name="Normal"><text:s text:c="9"/>Serial.println("15 seconds to active alarm");</text:p>
      <text:p text:style-name="Normal"><text:s text:c="8"/>delay(5000);</text:p>
      <text:p text:style-name="Normal"><text:s text:c="8"/>Serial.println("1");</text:p>
      <text:p text:style-name="Normal"><text:s text:c="8"/>Serial.println("10 seconds to active alarm");</text:p>
      <text:p text:style-name="Normal"><text:s text:c="8"/>delay(5000);</text:p>
      <text:p text:style-name="Normal"><text:s text:c="8"/>Serial.println("2");</text:p>
      <text:p text:style-name="Normal"><text:s text:c="8"/>Serial.println("5 seconds to active alarm");</text:p>
      <text:p text:style-name="Normal"><text:s text:c="8"/>delay(5000);</text:p>
      <text:p text:style-name="Normal"><text:s text:c="8"/>Serial.println("3");</text:p>
      <text:p text:style-name="Normal"><text:s text:c="8"/>Serial.println("alarm active");</text:p>
      <text:p text:style-name="Normal"/>
      <text:p text:style-name="Normal"><text:s text:c="8"/>armedState = ARMED;</text:p>
      <text:p text:style-name="Normal"><text:s text:c="8"/>handleLCD(true);</text:p>
      <text:p text:style-name="Normal"><text:s text:c="6"/>}</text:p>
      <text:p text:style-name="Normal"><text:s text:c="4"/>} else {</text:p>
      <text:p text:style-name="Normal"><text:s text:c="6"/>if (customKey == '*') {</text:p>
      <text:p text:style-name="Normal"><text:s text:c="8"/>debug = true;</text:p>
      <text:p text:style-name="Normal"><text:s text:c="9"/>lcd.clear();</text:p>
      <text:soft-page-break/>
      <text:p text:style-name="Normal"><text:s text:c="9"/>lcd.setCursor(0,0);</text:p>
      <text:p text:style-name="Normal"><text:s text:c="9"/>lcd.println("active in ");</text:p>
      <text:p text:style-name="Normal"><text:s text:c="9"/>lcd.setCursor(0,1);</text:p>
      <text:p text:style-name="Normal"><text:s text:c="9"/>lcd.println("15 seconds");</text:p>
      <text:p text:style-name="Normal"><text:s text:c="9"/>Serial.println("15 seconds to active alarm");</text:p>
      <text:p text:style-name="Normal"><text:s text:c="8"/>delay(5000);</text:p>
      <text:p text:style-name="Normal"><text:s text:c="8"/>Serial.println("1");</text:p>
      <text:p text:style-name="Normal"><text:s text:c="8"/>Serial.println("10 seconds to active alarm");</text:p>
      <text:p text:style-name="Normal"><text:s text:c="8"/>delay(5000);</text:p>
      <text:p text:style-name="Normal"><text:s text:c="8"/>Serial.println("2");</text:p>
      <text:p text:style-name="Normal"><text:s text:c="8"/>Serial.println("5 seconds to active alarm");</text:p>
      <text:p text:style-name="Normal"><text:s text:c="8"/>delay(5000);</text:p>
      <text:p text:style-name="Normal"><text:s text:c="8"/>Serial.println("3");</text:p>
      <text:p text:style-name="Normal"><text:s text:c="8"/>Serial.println("alarm active");</text:p>
      <text:p text:style-name="Normal"/>
      <text:p text:style-name="Normal"><text:s text:c="8"/>resetCodeInput();</text:p>
      <text:p text:style-name="Normal"><text:s text:c="6"/>} else if (customKey == '#') {</text:p>
      <text:p text:style-name="Normal"><text:s text:c="8"/>if (strcmp(keyPadInput, accessCode) == 0 ) { <text:s/>//strcmp is specifically for comparing a null-terminated string of characters</text:p>
      <text:p text:style-name="Normal"><text:s text:c="10"/>Serial.println("Keypad input matches access code");</text:p>
      <text:p text:style-name="Normal"><text:s text:c="10"/>// Disarm the system</text:p>
      <text:p text:style-name="Normal"><text:s text:c="10"/>resetCodeInput();</text:p>
      <text:p text:style-name="Normal"><text:s text:c="10"/>armedState = DISARMED;</text:p>
      <text:p text:style-name="Normal"><text:s text:c="10"/>doInitilizeLCD = true;</text:p>
      <text:p text:style-name="Normal"><text:s text:c="10"/>initilizeLCD();</text:p>
      <text:p text:style-name="Normal"><text:s text:c="10"/>Serial.println("alam off");</text:p>
      <text:p text:style-name="Normal"><text:s text:c="10"/>lcd.clear();</text:p>
      <text:p text:style-name="Normal"><text:s text:c="10"/>lcd.setCursor(0,0);</text:p>
      <text:p text:style-name="Normal"><text:s text:c="10"/>lcd.println("alarm off");</text:p>
      <text:p text:style-name="Normal"><text:s text:c="8"/>} else {</text:p>
      <text:p text:style-name="Normal"><text:s text:c="10"/>resetCodeInput();</text:p>
      <text:p text:style-name="Normal"><text:s text:c="8"/>}</text:p>
      <text:soft-page-break/>
      <text:p text:style-name="Normal"><text:s text:c="6"/>} else {</text:p>
      <text:p text:style-name="Normal"><text:s text:c="8"/>if (inputCounter &lt;= 3) {</text:p>
      <text:p text:style-name="Normal"><text:s text:c="10"/>keyPadInput[inputCounter] = customKey;</text:p>
      <text:p text:style-name="Normal"><text:s text:c="10"/>inputCounter++;</text:p>
      <text:p text:style-name="Normal"><text:s text:c="10"/>handleLCD(true);</text:p>
      <text:p text:style-name="Normal"><text:s text:c="8"/>} else {</text:p>
      <text:p text:style-name="Normal"><text:s text:c="10"/>// do nothing</text:p>
      <text:p text:style-name="Normal"><text:s text:c="8"/>}</text:p>
      <text:p text:style-name="Normal"><text:s text:c="6"/>}</text:p>
      <text:p text:style-name="Normal"><text:s text:c="4"/>}</text:p>
      <text:p text:style-name="Normal"><text:s text:c="2"/>}</text:p>
      <text:p text:style-name="Normal">}</text:p>
      <text:p text:style-name="Normal"/>
      <text:p text:style-name="Normal"/>
      <text:p text:style-name="Normal">void resetCodeInput() {</text:p>
      <text:p text:style-name="Normal"><text:s text:c="2"/>Serial.println("reseting keyPadInput");</text:p>
      <text:p text:style-name="Normal"><text:s text:c="2"/>for (int i = 0; i &lt; 4; i++) {</text:p>
      <text:p text:style-name="Normal"><text:s text:c="4"/>keyPadInput[i] = 'z';</text:p>
      <text:p text:style-name="Normal"><text:s text:c="2"/>}</text:p>
      <text:p text:style-name="Normal"><text:s text:c="2"/>inputCounter = 0;</text:p>
      <text:p text:style-name="Normal"><text:s text:c="2"/>handleLCD(true);</text:p>
      <text:p text:style-name="Normal">}</text:p>
      <text:p text:style-name="Normal"/>
      <text:p text:style-name="Normal">void handlePIR() {</text:p>
      <text:p text:style-name="Normal"><text:s text:c="2"/>pirValue = digitalRead(pirPin);</text:p>
      <text:p text:style-name="Normal">}</text:p>
      <text:p text:style-name="Normal"/>
      <text:p text:style-name="Normal">void alert() {</text:p>
      <text:p text:style-name="Normal"/>
      <text:p text:style-name="Normal"><text:s text:c="3"/>resval = analogRead(respin);</text:p>
      <text:p text:style-name="Normal"><text:s/></text:p>
      <text:p text:style-name="Normal"/>
      <text:p text:style-name="Normal"><text:s text:c="2"/>if (pirValue &gt; 0 &amp;&amp; armedState == ARMED <text:s/>&amp;&amp; sonar.ping_cm() &gt; 0 <text:s/>||<text:s/></text:p>
      <text:p text:style-name="Normal"><text:s text:c="2"/>pirValue == 0 &amp;&amp; armedState == ARMED <text:s/>&amp;&amp; sonar.ping_cm() &gt; 0 <text:s text:c="2"/>||<text:s/></text:p>
      <text:p text:style-name="Normal"><text:s text:c="2"/>pirValue &gt; 0 &amp;&amp; armedState == ARMED <text:s/>&amp;&amp; sonar.ping_cm() ==0 ||<text:s/></text:p>
      <text:p text:style-name="Normal"><text:s text:c="2"/>pirValue &gt; 0 &amp;&amp; armedState == ARMED <text:s/>&amp;&amp; sonar.ping_cm() &gt; 0 &amp;&amp; resval &lt;= 100 &amp;&amp; resval &gt; 100 &amp;&amp; resval &lt;= 300 &amp;&amp; resval &gt; 330 ||<text:s/></text:p>
      <text:p text:style-name="Normal"><text:s text:c="2"/>pirValue == 0 &amp;&amp; armedState == ARMED <text:s/>&amp;&amp; sonar.ping_cm() &gt; 0 &amp;&amp; <text:s/>resval &lt;= 100 &amp;&amp; resval &gt; 100 &amp;&amp; resval &lt;= 300 &amp;&amp; resval &gt; 330 ||<text:s/></text:p>
      <text:p text:style-name="Normal"><text:s text:c="2"/>pirValue &gt; 0 &amp;&amp; armedState == ARMED <text:s/>&amp;&amp; sonar.ping_cm() ==0&amp;&amp; <text:s/>resval &lt;= 100 &amp;&amp; resval &gt; 100 &amp;&amp; resval &lt;= 300 &amp;&amp; resval &gt; 330) {</text:p>
      <text:p text:style-name="Normal"><text:s text:c="4"/>shouldBeAlerting = true;</text:p>
      <text:p text:style-name="Normal"><text:s text:c="2"/>}<text:s/></text:p>
      <text:p text:style-name="Normal"/>
      <text:p text:style-name="Normal"><text:s text:c="2"/>if (shouldBeAlerting &amp;&amp; sonar.ping_cm() == 0 ) {</text:p>
      <text:p text:style-name="Normal"><text:s text:c="4"/>Serial.println("MOTION DEDICTED!");</text:p>
      <text:p text:style-name="Normal"><text:s text:c="4"/>handleBuzz();</text:p>
      <text:p text:style-name="Normal"><text:s text:c="4"/>digitalWrite(ledPin, HIGH);</text:p>
      <text:p text:style-name="Normal"><text:s text:c="5"/></text:p>
      <text:p text:style-name="Normal"><text:s text:c="2"/>}if(shouldBeAlerting &amp;&amp; sonar.ping_cm() &gt; 0 &amp;&amp; pirValue == 0){</text:p>
      <text:p text:style-name="Normal"><text:s text:c="6"/>Serial.print("the distance is ");</text:p>
      <text:p text:style-name="Normal"><text:s text:c="2"/>Serial.println(sonar.ping_cm());</text:p>
      <text:p text:style-name="Normal"><text:s/>delay(1000);</text:p>
      <text:p text:style-name="Normal"><text:s/>handleBuzz1();</text:p>
      <text:p text:style-name="Normal"><text:s/>digitalWrite(ledPin, HIGH);</text:p>
      <text:p text:style-name="Normal"><text:s text:c="2"/>}if(shouldBeAlerting &amp;&amp; sonar.ping_cm() &gt; 0 &amp;&amp; pirValue &gt; 0){</text:p>
      <text:p text:style-name="Normal"><text:s text:c="2"/>Serial.println("MOTION DEDICTED!");</text:p>
      <text:p text:style-name="Normal"><text:s text:c="4"/>Serial.print("the distance is ");</text:p>
      <text:p text:style-name="Normal"><text:s text:c="2"/>Serial.println(sonar.ping_cm());</text:p>
      <text:p text:style-name="Normal"><text:s/>delay(200);</text:p>
      <text:p text:style-name="Normal"><text:s/>handleBuzz1();</text:p>
      <text:p text:style-name="Normal"><text:s/>digitalWrite(ledPin, HIGH);</text:p>
      <text:p text:style-name="Normal"><text:s text:c="2"/>} if(shouldBeAlerting <text:s/>&amp;&amp; resval &lt;= 100){</text:p>
      <text:soft-page-break/>
      <text:p text:style-name="Normal"><text:s text:c="4"/>Serial.println("Water level: empty");</text:p>
      <text:p text:style-name="Normal"><text:s text:c="4"/>handleBuzz();</text:p>
      <text:p text:style-name="Normal"><text:s text:c="4"/></text:p>
      <text:p text:style-name="Normal"><text:s text:c="2"/>} if(shouldBeAlerting <text:s/>&amp;&amp; resval &gt; 100 &amp;&amp; resval &lt;= 300){</text:p>
      <text:p text:style-name="Normal"><text:s text:c="4"/>Serial.println("Water level: medium");</text:p>
      <text:p text:style-name="Normal"><text:s text:c="4"/>handleBuzz2();</text:p>
      <text:p text:style-name="Normal"><text:s text:c="4"/>digitalWrite(ledPin, HIGH);</text:p>
      <text:p text:style-name="Normal"><text:s text:c="2"/>} if (shouldBeAlerting <text:s/>&amp;&amp; resval &gt; 330){</text:p>
      <text:p text:style-name="Normal"><text:s text:c="4"/>Serial.println("Water level: High");</text:p>
      <text:p text:style-name="Normal"><text:s text:c="4"/>handleBuzz2();</text:p>
      <text:p text:style-name="Normal"><text:s text:c="4"/>digitalWrite(ledPin, HIGH);</text:p>
      <text:p text:style-name="Normal"><text:s text:c="2"/>} else {</text:p>
      <text:p text:style-name="Normal"><text:s text:c="4"/>shouldBeAlerting = false;</text:p>
      <text:p text:style-name="Normal"><text:s text:c="2"/>}delay(200);</text:p>
      <text:p text:style-name="Normal"><text:s text:c="2"/></text:p>
      <text:p text:style-name="Normal"><text:s/></text:p>
      <text:p text:style-name="Normal"/>
      <text:p text:style-name="Normal"><text:s text:c="2"/>handleLed();</text:p>
      <text:p text:style-name="Normal"/>
      <text:p text:style-name="Normal"><text:s text:c="2"/>handleBuzz();</text:p>
      <text:p text:style-name="Normal"/>
      <text:p text:style-name="Normal">}</text:p>
      <text:p text:style-name="Normal"/>
      <text:p text:style-name="Normal">void handleLed () {</text:p>
      <text:p text:style-name="Normal"><text:s text:c="2"/>// handle the alarm LED</text:p>
      <text:p text:style-name="Normal"><text:s text:c="2"/>if (shouldBeAlerting) {</text:p>
      <text:p text:style-name="Normal"><text:s text:c="4"/>Serial.println("setting LED HIGH");</text:p>
      <text:p text:style-name="Normal"><text:s text:c="4"/>digitalWrite(ledPin, HIGH);</text:p>
      <text:p text:style-name="Normal"><text:s text:c="2"/>} else {</text:p>
      <text:p text:style-name="Normal"><text:s text:c="4"/>// Serial.println("setting LED LOW");</text:p>
      <text:p text:style-name="Normal"><text:s text:c="4"/>digitalWrite(ledPin, LOW);</text:p>
      <text:soft-page-break/>
      <text:p text:style-name="Normal"><text:s text:c="2"/>}</text:p>
      <text:p text:style-name="Normal">}</text:p>
      <text:p text:style-name="Normal"/>
      <text:p text:style-name="Normal">void handleBuzz() {</text:p>
      <text:p text:style-name="Normal"><text:s text:c="2"/>if (shouldBeAlerting) {</text:p>
      <text:p text:style-name="Normal"><text:s text:c="4"/>unsigned char i;</text:p>
      <text:p text:style-name="Normal"><text:s text:c="4"/>for (i = 0; i &lt; 10; i++)</text:p>
      <text:p text:style-name="Normal"><text:s text:c="4"/>{</text:p>
      <text:p text:style-name="Normal"><text:s text:c="6"/>digitalWrite(buzzer, HIGH);</text:p>
      <text:p text:style-name="Normal"><text:s text:c="6"/>delay(1);//wait for 1ms</text:p>
      <text:p text:style-name="Normal"><text:s text:c="6"/>digitalWrite(buzzer, LOW);</text:p>
      <text:p text:style-name="Normal"><text:s text:c="6"/>delay(1);//wait for 1ms</text:p>
      <text:p text:style-name="Normal"><text:s text:c="4"/>}</text:p>
      <text:p text:style-name="Normal"><text:s text:c="4"/>//output another frequency</text:p>
      <text:p text:style-name="Normal"><text:s text:c="4"/>for (i = 0; i &lt; 20; i++)</text:p>
      <text:p text:style-name="Normal"><text:s text:c="4"/>{</text:p>
      <text:p text:style-name="Normal"><text:s text:c="6"/>digitalWrite(buzzer, HIGH);</text:p>
      <text:p text:style-name="Normal"><text:s text:c="6"/>delay(2);//wait for 2ms</text:p>
      <text:p text:style-name="Normal"><text:s text:c="6"/>digitalWrite(buzzer, LOW);</text:p>
      <text:p text:style-name="Normal"><text:s text:c="6"/>delay(2);//wait for 2ms</text:p>
      <text:p text:style-name="Normal"><text:s text:c="4"/>}</text:p>
      <text:p text:style-name="Normal"><text:s text:c="2"/>}</text:p>
      <text:p text:style-name="Normal">}</text:p>
      <text:p text:style-name="Normal">void handleBuzz1() {</text:p>
      <text:p text:style-name="Normal"><text:s text:c="2"/>if (shouldBeAlerting) {</text:p>
      <text:p text:style-name="Normal"><text:s text:c="4"/>unsigned char i;</text:p>
      <text:p text:style-name="Normal"><text:s text:c="4"/>for (i = 0; i &lt; 20; i++)</text:p>
      <text:p text:style-name="Normal"><text:s text:c="4"/>{</text:p>
      <text:p text:style-name="Normal"><text:s text:c="6"/>digitalWrite(buzzer, HIGH);</text:p>
      <text:p text:style-name="Normal"><text:s text:c="6"/>delay(1);//wait for 1ms</text:p>
      <text:p text:style-name="Normal"><text:s text:c="6"/>digitalWrite(buzzer, LOW);</text:p>
      <text:soft-page-break/>
      <text:p text:style-name="Normal"><text:s text:c="6"/>delay(1);//wait for 1ms</text:p>
      <text:p text:style-name="Normal"><text:s text:c="4"/>}</text:p>
      <text:p text:style-name="Normal"><text:s text:c="4"/>//output another frequency</text:p>
      <text:p text:style-name="Normal"><text:s text:c="4"/>for (i = 0; i &lt; 80; i++)</text:p>
      <text:p text:style-name="Normal"><text:s text:c="4"/>{</text:p>
      <text:p text:style-name="Normal"><text:s text:c="6"/>digitalWrite(buzzer, HIGH);</text:p>
      <text:p text:style-name="Normal"><text:s text:c="6"/>delay(2);//wait for 2ms</text:p>
      <text:p text:style-name="Normal"><text:s text:c="6"/>digitalWrite(buzzer, LOW);</text:p>
      <text:p text:style-name="Normal"><text:s text:c="6"/>delay(2);//wait for 2ms</text:p>
      <text:p text:style-name="Normal"><text:s text:c="4"/>}</text:p>
      <text:p text:style-name="Normal"><text:s text:c="2"/>}</text:p>
      <text:p text:style-name="Normal">}</text:p>
      <text:p text:style-name="Normal">void handleBuzz2() {</text:p>
      <text:p text:style-name="Normal"><text:s text:c="2"/>if (shouldBeAlerting) {</text:p>
      <text:p text:style-name="Normal"><text:s text:c="4"/>unsigned char i;</text:p>
      <text:p text:style-name="Normal"><text:s text:c="4"/>for (i = 0; i &lt; 100; i++)</text:p>
      <text:p text:style-name="Normal"><text:s text:c="4"/>{</text:p>
      <text:p text:style-name="Normal"><text:s text:c="6"/>digitalWrite(buzzer, HIGH);</text:p>
      <text:p text:style-name="Normal"><text:s text:c="6"/>delay(1);//wait for 1ms</text:p>
      <text:p text:style-name="Normal"><text:s text:c="6"/>digitalWrite(buzzer, LOW);</text:p>
      <text:p text:style-name="Normal"><text:s text:c="6"/>delay(1);//wait for 1ms</text:p>
      <text:p text:style-name="Normal"><text:s text:c="4"/>}</text:p>
      <text:p text:style-name="Normal"><text:s text:c="4"/>//output another frequency</text:p>
      <text:p text:style-name="Normal"><text:s text:c="4"/>for (i = 0; i &lt; 120; i++)</text:p>
      <text:p text:style-name="Normal"><text:s text:c="4"/>{</text:p>
      <text:p text:style-name="Normal"><text:s text:c="6"/>digitalWrite(buzzer, HIGH);</text:p>
      <text:p text:style-name="Normal"><text:s text:c="6"/>delay(2);//wait for 2ms</text:p>
      <text:p text:style-name="Normal"><text:s text:c="6"/>digitalWrite(buzzer, LOW);</text:p>
      <text:p text:style-name="Normal"><text:s text:c="6"/>delay(2);//wait for 2ms</text:p>
      <text:p text:style-name="Normal"><text:s text:c="4"/>}</text:p>
      <text:p text:style-name="Normal"><text:s text:c="2"/>}</text:p>
      <text:soft-page-break/>
      <text:p text:style-name="Normal">}</text:p>
      <text:p text:style-name="Normal"/>
      <text:p text:style-name="Normal">void <text:s text:c="2"/>LED_PROCESSINGG(){</text:p>
      <text:p text:style-name="Normal"><text:s text:c="2"/>if(Serial.available() &gt; 0){</text:p>
      <text:p text:style-name="Normal"><text:s text:c="4"/>char ledPinState = Serial.read();</text:p>
      <text:p text:style-name="Normal"><text:s text:c="3"/>if(ledPinState == '1'){</text:p>
      <text:p text:style-name="Normal"><text:s text:c="4"/>digitalWrite(ledPin, HIGH);</text:p>
      <text:p text:style-name="Normal"><text:s text:c="3"/>}</text:p>
      <text:p text:style-name="Normal"><text:s text:c="4"/>if(ledPinState == '0'){</text:p>
      <text:p text:style-name="Normal"><text:s text:c="4"/>digitalWrite(ledPin, LOW);</text:p>
      <text:p text:style-name="Normal"><text:s text:c="3"/>}</text:p>
      <text:p text:style-name="Normal"><text:s text:c="2"/>}</text:p>
      <text:p text:style-name="Normal">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6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ohamed Elabbasy</meta:initial-creator>
    <dc:creator>Mohamed Elabbasy</dc:creator>
    <meta:creation-date>2022-03-13T21:52:00Z</meta:creation-date>
    <dc:date>2022-03-27T06:57:00Z</dc:date>
    <meta:template xlink:href="Normal" xlink:type="simple"/>
    <meta:editing-cycles>2</meta:editing-cycles>
    <meta:editing-duration>PT60S</meta:editing-duration>
    <meta:document-statistic meta:page-count="13" meta:paragraph-count="19" meta:word-count="1427" meta:character-count="9543" meta:row-count="67" meta:non-whitespace-character-count="8135"/>
  </office:meta>
</office:document-meta>
</file>